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b5475"/>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0d96fe"/>
    </style:style>
    <style:style style:name="P4" style:family="paragraph" style:parent-style-name="Text_20_body">
      <style:text-properties officeooo:paragraph-rsid="000d96fe"/>
    </style:style>
    <style:style style:name="P5" style:family="paragraph" style:parent-style-name="Text_20_body">
      <style:text-properties officeooo:paragraph-rsid="000e2fd7"/>
    </style:style>
    <style:style style:name="P6" style:family="paragraph" style:parent-style-name="Text_20_body">
      <style:text-properties officeooo:paragraph-rsid="000eba96"/>
    </style:style>
    <style:style style:name="P7" style:family="paragraph" style:parent-style-name="Text_20_body">
      <style:text-properties officeooo:paragraph-rsid="000eeed7"/>
    </style:style>
    <style:style style:name="T1" style:family="text">
      <style:text-properties officeooo:rsid="000b5475"/>
    </style:style>
    <style:style style:name="T2" style:family="text">
      <style:text-properties fo:font-size="20pt" style:font-size-asian="20pt" style:font-size-complex="20pt"/>
    </style:style>
    <style:style style:name="T3" style:family="text">
      <style:text-properties fo:font-size="20pt" officeooo:rsid="000ff4eb" style:font-size-asian="20pt" style:font-size-complex="20pt"/>
    </style:style>
    <style:style style:name="T4" style:family="text">
      <style:text-properties fo:font-size="20pt" style:text-underline-style="none" style:font-size-asian="20pt" style:font-size-complex="20pt"/>
    </style:style>
    <style:style style:name="T5" style:family="text">
      <style:text-properties fo:font-size="20pt" style:text-underline-style="none" officeooo:rsid="000ff4eb" style:font-size-asian="20pt" style:font-size-complex="20pt"/>
    </style:style>
    <style:style style:name="T6" style:family="text">
      <style:text-properties officeooo:rsid="000cd9e7"/>
    </style:style>
    <style:style style:name="T7" style:family="text">
      <style:text-properties officeooo:rsid="000d96fe"/>
    </style:style>
    <style:style style:name="T8" style:family="text">
      <style:text-properties officeooo:rsid="000e2fd7"/>
    </style:style>
    <style:style style:name="T9" style:family="text">
      <style:text-properties officeooo:rsid="000eba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3">Quality AI </text:span></text:span><text:span text:style-name="Strong_20_Emphasis"><text:span text:style-name="T2">Terms and Conditions</text:span></text:span></text:p>
      <text:p text:style-name="Text_20_body"><text:span text:style-name="Strong_20_Emphasis"/></text:p>
      <text:p text:style-name="Text_20_body"><text:span text:style-name="Strong_20_Emphasis"><text:span text:style-name="T1">1.</text:span></text:span><text:span text:style-name="Strong_20_Emphasis">ACCEPTANCE OF TERMS</text:span></text:p>
      <text:p text:style-name="P5"><text:span text:style-name="Strong_20_Emphasis"><text:span text:style-name="T1"><text:tab/>1.1 </text:span></text:span><text:span text:style-name="Strong_20_Emphasis">Binding Agreement</text:span>: These Terms and Conditions ("T&amp;C") constitute a legally binding agreement between you "User" and “Quality AI”. We governing the use of our <text:span text:style-name="T8">Quality </text:span>AI Portal Service. By using the Service, you acknowledge that you have read, understood, and agreed to these T&amp;C.</text:p>
      <text:p text:style-name="Text_20_body"><text:tab/>1.2 <text:span text:style-name="Strong_20_Emphasis">Eligibility</text:span>: The Service is intended for individuals who are at least 1<text:span text:style-name="T9">3</text:span> years old. By using the Service, you represent and warrant that you meet the eligibility requirements.</text:p>
      <text:p text:style-name="Text_20_body"><text:span text:style-name="Strong_20_Emphasis"><text:span text:style-name="T1">2. </text:span></text:span><text:span text:style-name="Strong_20_Emphasis">USE OF THE SERVICE</text:span></text:p>
      <text:p text:style-name="Text_20_body"><text:tab/>2.1 <text:span text:style-name="Strong_20_Emphasis">Service Provided </text:span>: The Service is provided on an "AS IS" and "AS AVAILABLE" basis, without any warranties of any kind. The User is solely responsible for determining the suitability and compatibility of the Service with their own systems and data.</text:p>
      <text:p text:style-name="P1"><text:tab/>2.2 <text:span text:style-name="Strong_20_Emphasis">User Responsibilities</text:span>:</text:p>
      <text:p text:style-name="P1"><text:tab/><text:tab/>a. The User is responsible for all activity that occurs under their account. </text:p>
      <text:p text:style-name="P1"><text:tab/><text:tab/>b. The User is responsible for maintaining the confidentiality of their account <text:tab/><text:tab/><text:tab/> credentials. </text:p>
      <text:p text:style-name="P1"><text:tab/><text:tab/>c. The User is responsible for ensuring that their use of the Service complies with all <text:tab/><text:tab/> applicable laws and regulations.</text:p>
      <text:p text:style-name="P1"><text:tab/><text:tab/>d. The User agrees to indemnify and hold harmless Quality AI from any damages, <text:tab/><text:tab/>losses, or liabilities arising from or relating to their use of the Service.</text:p>
      <text:p text:style-name="Text_20_body"><text:tab/>2.3 <text:span text:style-name="Strong_20_Emphasis">Content</text:span>: The User is responsible for any content they upload, generate, or share using the Service. The User agrees not to submit any content that infringes upon any third-party rights, including but not limited to, intellectual property rights.</text:p>
      <text:p text:style-name="Text_20_body"><text:span text:style-name="Strong_20_Emphasis"><text:span text:style-name="T6">3</text:span></text:span><text:span text:style-name="Strong_20_Emphasis">.FEES AND PAYMENT</text:span></text:p>
      <text:p text:style-name="Text_20_body"><text:tab/>3.1 <text:span text:style-name="Strong_20_Emphasis">Fees</text:span>: Some features of the Service may be subject to charges ("Fees"). If you choose to use these features, you agree to pay the Fees.</text:p>
      <text:p text:style-name="Text_20_body"><text:tab/>3.2 <text:span text:style-name="Strong_20_Emphasis">Payment Processing</text:span>: Quality AI uses third-party payment processors to process payments. The User agrees to the payment processing terms and conditions of the relevant third-party payment processor.</text:p>
      <text:p text:style-name="Text_20_body"><text:tab/>3.3 <text:span text:style-name="Strong_20_Emphasis">Taxes</text:span>: All Fees are exclusive of taxes, levies, duties, or similar governmental assessments of any nature, which are the User's responsibility.</text:p>
      <text:p text:style-name="Text_20_body"><text:span text:style-name="Strong_20_Emphasis"><text:span text:style-name="T6">4. </text:span></text:span><text:span text:style-name="Strong_20_Emphasis">INTELLECTUAL PROPERTY RIGHTS</text:span></text:p>
      <text:p text:style-name="Text_20_body"><text:tab/>4.1 <text:span text:style-name="Strong_20_Emphasis">Service and Content Ownership</text:span>: The Service and all content therein, including but not limited to, software, text, graphics, photos, and images, are proprietary to Quality AI and are protected by intellectual property laws. All rights are reserved.</text:p>
      <text:p text:style-name="Text_20_body"><text:soft-page-break/><text:tab/>4.2 <text:span text:style-name="Strong_20_Emphasis">User Content License</text:span>: By uploading, generating, or sharing content using the Service, the User grants Quality AI a non-exclusive, worldwide, royalty-free, fully paid up, and sublicensable license to use, reproduce, modify, adapt, publicly perform or display, create derivative works of, and distribute such content solely for the purpose of providing and improving the Service.</text:p>
      <text:p text:style-name="Text_20_body"><text:tab/>4.3 <text:span text:style-name="Strong_20_Emphasis">Third-Party Content</text:span>: The Service may contain content from third-party sources. Quality AI makes no representations or warranties about any third-party content.</text:p>
      <text:p text:style-name="Text_20_body"><text:span text:style-name="Strong_20_Emphasis"><text:span text:style-name="T6">5.</text:span></text:span><text:span text:style-name="Strong_20_Emphasis">WARRANTY DISCLAIMER</text:span></text:p>
      <text:p text:style-name="Text_20_body"><text:tab/>5.1 <text:span text:style-name="Strong_20_Emphasis">Disclaimer of Warranties</text:span>: The Service is provided on an "AS IS" and "AS AVAILABLE" basis, without any warranties of any kind. Quality AI does not warrant<text:span text:style-name="T9">y</text:span> that the Service will be uninterrupted, timely, secure, or error-free.</text:p>
      <text:p text:style-name="Text_20_body"><text:span text:style-name="Strong_20_Emphasis"><text:span text:style-name="T6">6. </text:span></text:span><text:span text:style-name="Strong_20_Emphasis">LIMITATION OF LIABILITY</text:span></text:p>
      <text:p text:style-name="Text_20_body"><text:tab/>6.1 <text:span text:style-name="Strong_20_Emphasis">Limitation of Liability</text:span>: In no event will Quality AI be liable for any indirect, incidental, special, consequential, or punitive damages, including but not limited to, lost profits, data, or goodwill, arising out of or related to the use of the Service, even if Quality AI has been advised of the possibility of such damages.</text:p>
      <text:p text:style-name="Text_20_body"><text:span text:style-name="Strong_20_Emphasis"><text:s/></text:span><text:span text:style-name="Strong_20_Emphasis"><text:span text:style-name="T6">7. </text:span></text:span><text:span text:style-name="Strong_20_Emphasis">TERMINATION</text:span></text:p>
      <text:p text:style-name="Text_20_body"><text:tab/>7.1 <text:span text:style-name="Strong_20_Emphasis">Termination by Quality AI</text:span>: Quality AI may terminate or suspend your account immediately, without prior notice or liability, for any reason, including but not limited to, violations of these T&amp;C, or if Quality AI reasonably believes that the Service is being used to commit fraudulent or illegal activities.</text:p>
      <text:p text:style-name="Text_20_body"><text:tab/>7.2 <text:span text:style-name="Strong_20_Emphasis">Termination by User</text:span>: The User may terminate their account at any time by contacting Quality AI customer support.</text:p>
      <text:p text:style-name="Text_20_body"><text:span text:style-name="Strong_20_Emphasis"><text:span text:style-name="T6">8. </text:span></text:span><text:span text:style-name="Strong_20_Emphasis">GOVERNING LAW</text:span></text:p>
      <text:p text:style-name="Text_20_body"><text:tab/>8.1 <text:span text:style-name="Strong_20_Emphasis">Governing Law</text:span>: These T&amp;C are governed by and construed in accordance with the laws of the jurisdiction in <text:span text:style-name="T9">JAPAN </text:span>which Quality AI is based, without giving effect to any principles of conflicts of law.</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P1"><text:span text:style-name="Strong_20_Emphasis"/></text:p>
      <text:p text:style-name="Text_20_body"><text:soft-page-break/><text:span text:style-name="Strong_20_Emphasis"/></text:p>
      <text:p text:style-name="P2"><text:span text:style-name="Strong_20_Emphasis"><text:span text:style-name="T5">Quality AI </text:span></text:span><text:span text:style-name="Strong_20_Emphasis"><text:span text:style-name="T4">Privacy Policy</text:span></text:span></text:p>
      <text:p text:style-name="Text_20_body"><text:span text:style-name="Strong_20_Emphasis">1. COLLECTION OF INFORMATION</text:span></text:p>
      <text:p text:style-name="Text_20_body"><text:tab/>1.1 <text:span text:style-name="Strong_20_Emphasis">Direct Collection</text:span>: We collect information that you provide directly to us, such as through forms, surveys, or email. This information may include your name, email address, phone number, and other personal details.</text:p>
      <text:p text:style-name="Text_20_body"><text:tab/>1.2 <text:span text:style-name="Strong_20_Emphasis">Automatic Collection</text:span>: We collect information automatically through your use of the Service, such as: a. <text:span text:style-name="Strong_20_Emphasis">Device and Browser Information</text:span>: We collect information about your device and browser, including your device's model, operating system, screen size, and browser type. b. <text:span text:style-name="Strong_20_Emphasis">Usage Data</text:span>: We collect information about your use of the Service, including your IP address, access times, pages viewed, and links clicked. c. <text:span text:style-name="Strong_20_Emphasis">Location Data</text:span>: We may collect information about your location through your device's GPS, Wi-Fi, or Bluetooth signals.</text:p>
      <text:p text:style-name="P6"><text:tab/>1.3 <text:span text:style-name="Strong_20_Emphasis">Third-Party Sources</text:span>: We obtain information from third-party sources, such as:</text:p>
      <text:p text:style-name="P6"><text:tab/><text:tab/>a. <text:span text:style-name="Strong_20_Emphasis">Analytics Providers</text:span>: We use analytics providers to collect information about your use of the Service. </text:p>
      <text:p text:style-name="P6"><text:tab/><text:tab/>b. <text:span text:style-name="Strong_20_Emphasis">Cookies</text:span>: We use cookies and similar technologies to collect information about your use of the Service. Our Cookie Policy provides more details on how we use cookies and how you can manage them.</text:p>
      <text:p text:style-name="Text_20_body"><text:span text:style-name="Strong_20_Emphasis"><text:span text:style-name="T6">2. </text:span></text:span><text:span text:style-name="Strong_20_Emphasis">USE OF INFORMATION</text:span></text:p>
      <text:p text:style-name="Text_20_body"><text:tab/>2.1 <text:span text:style-name="Strong_20_Emphasis">Provision of the Service</text:span>: We use your information to provide, maintain, and improve the Service.</text:p>
      <text:p text:style-name="Text_20_body"><text:tab/>2.2 <text:span text:style-name="Strong_20_Emphasis">Personalization</text:span>: We use your information to personalize your experience with the Service, such as by remembering your preferences and customizing your account.</text:p>
      <text:p text:style-name="Text_20_body"><text:tab/>2.3 <text:span text:style-name="Strong_20_Emphasis">Communications</text:span>: We use your information to communicate with you about the Service, including to send you updates, security alerts, and support messages.</text:p>
      <text:p text:style-name="Text_20_body"><text:tab/>2.4 <text:span text:style-name="Strong_20_Emphasis">Marketing</text:span>: We use your information to send you marketing communications, including to promote our products, services, and events. You can opt-out of marketing communications at any time.</text:p>
      <text:p text:style-name="Text_20_body"><text:span text:style-name="Strong_20_Emphasis">3. DISCLOSURE OF INFORMATION</text:span></text:p>
      <text:p text:style-name="Text_20_body"><text:span text:style-name="T6"><text:tab/>3.</text:span><text:span text:style-name="T7">1</text:span><text:span text:style-name="T6"> </text:span><text:span text:style-name="Strong_20_Emphasis">Service Providers</text:span>: We share your information with service providers who perform services on our behalf, such as cloud computing providers and email marketing providers.</text:p>
      <text:p text:style-name="P4"><text:tab/>3.2 <text:span text:style-name="Strong_20_Emphasis">Business Partners</text:span>: We may share your information with business partners, such as analytics providers, to improve the Service and our marketing efforts.</text:p>
      <text:p text:style-name="P4"><text:tab/>3.3 <text:span text:style-name="Strong_20_Emphasis">Legal Requirements</text:span>: We may share your information in response to legal process, such as court orders or subpoenas, or to establish, exercise, or defend our legal rights.</text:p>
      <text:p text:style-name="Text_20_body"><text:span text:style-name="Strong_20_Emphasis"><text:span text:style-name="T7">4. </text:span></text:span><text:span text:style-name="Strong_20_Emphasis">RETENTION OF INFORMATION</text:span></text:p>
      <text:p text:style-name="Text_20_body"><text:soft-page-break/><text:tab/>4.1 <text:span text:style-name="Strong_20_Emphasis">Retention Period</text:span>: We retain your information for as long as necessary to fulfill the purposes for which we collected it, plus a reasonable period afterward.</text:p>
      <text:p text:style-name="Text_20_body"><text:tab/>4.2 <text:span text:style-name="Strong_20_Emphasis">Legal and Regulatory Requirements</text:span>: We may also retain your information as required or permitted by law.</text:p>
      <text:p text:style-name="Text_20_body"><text:span text:style-name="Strong_20_Emphasis"><text:span text:style-name="T7">5.</text:span></text:span><text:span text:style-name="Strong_20_Emphasis">YOUR CHOICES</text:span></text:p>
      <text:p text:style-name="Text_20_body"><text:tab/>5.1 <text:span text:style-name="Strong_20_Emphasis">Access and Update Your Information</text:span>: You can access and update your information by contacting us.</text:p>
      <text:p text:style-name="Text_20_body"><text:tab/>5.2 <text:span text:style-name="Strong_20_Emphasis">Opt-Out of Marketing Communications</text:span>: You can opt-out of marketing communications by following the instructions in the communication or by contacting us.</text:p>
      <text:p text:style-name="Text_20_body"><text:tab/>5.3 <text:span text:style-name="Strong_20_Emphasis">Manage Cookies</text:span>: You can manage your cookie preferences through your browser or device settings. </text:p>
      <text:p text:style-name="Text_20_body"><text:tab/>5.4 <text:span text:style-name="Strong_20_Emphasis">Data Portability</text:span>: You have the right to request a copy of your information in a commonly used, machine-readable format. Please contact us to request a copy of your information.</text:p>
      <text:p text:style-name="Text_20_body"><text:span text:style-name="Strong_20_Emphasis"><text:span text:style-name="T7">6. </text:span></text:span><text:span text:style-name="Strong_20_Emphasis">CONTACT US</text:span></text:p>
      <text:p text:style-name="Text_20_body">6.1 <text:span text:style-name="Strong_20_Emphasis">Contact Information</text:span>: If you have any questions or concerns about your privacy, please contact us at <text:span text:style-name="T1">info@qualityai.jp</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text:span text:style-name="Strong_20_Emphasis"><text:span text:style-name="T3">Quality AI </text:span></text:span><text:span text:style-name="Strong_20_Emphasis"><text:span text:style-name="T2">Return and Refund Policy</text:span></text:span></text:p>
      <text:p text:style-name="P4"><text:span text:style-name="Strong_20_Emphasis"><text:span text:style-name="T6">1. </text:span></text:span><text:span text:style-name="Strong_20_Emphasis">REFUNDS</text:span></text:p>
      <text:p text:style-name="P4"><text:tab/>1.1 <text:span text:style-name="Strong_20_Emphasis">General Policy</text:span>: Refunds are not typically available for our services, as they are intangible and delivered electronically. Once you have completed your transaction, you have successfully paid for the service, and no refunds will be issued.</text:p>
      <text:p text:style-name="P7"><text:tab/>1.2 <text:span text:style-name="Strong_20_Emphasis">Exceptions</text:span>:</text:p>
      <text:p text:style-name="P7"><text:tab/><text:tab/>a. <text:span text:style-name="Strong_20_Emphasis">Double Charging or Overcharging</text:span>: If you were charged more than once or charged an incorrect amount, we will issue a refund for the excess charge. </text:p>
      <text:p text:style-name="P7"><text:tab/><text:tab/>b. <text:span text:style-name="Strong_20_Emphasis">Technical Issues</text:span>: If you are unable to access the service due to technical issues beyond your control, we may issue a refund on a case-by-case basis. </text:p>
      <text:p text:style-name="P7"><text:tab/><text:tab/>c. <text:span text:style-name="Strong_20_Emphasis">Material Failure to Provide the Service</text:span>: If we materially fail to provide the service as described, we may issue a refund on a case-by-case basis.</text:p>
      <text:p text:style-name="P4"><text:span text:style-name="Strong_20_Emphasis"><text:span text:style-name="T6">2. </text:span></text:span><text:span text:style-name="Strong_20_Emphasis">REQUESTING A REFUND</text:span></text:p>
      <text:p text:style-name="P4"><text:span text:style-name="T6"><text:tab/>2</text:span>.1 <text:span text:style-name="Strong_20_Emphasis">Timeframe</text:span>: To request a refund, please contact our customer support within 30 days of the transaction.</text:p>
      <text:p text:style-name="P4"><text:span text:style-name="T6"><text:tab/>2.</text:span>2 <text:span text:style-name="Strong_20_Emphasis">Process</text:span>: Refunds, if granted, will be issued in the same form of payment used for the original transaction. We may require additional information to process your refund request.</text:p>
      <text:p text:style-name="P4"><text:span text:style-name="Strong_20_Emphasis"><text:span text:style-name="T6">3. </text:span></text:span><text:span text:style-name="Strong_20_Emphasis">CANCELLATIONS</text:span></text:p>
      <text:p text:style-name="P4"><text:tab/><text:span text:style-name="T6">3</text:span>.1 <text:span text:style-name="Strong_20_Emphasis">Cancellation Requests</text:span>: If you wish to cancel a service, please contact our customer support. Once a service has been delivered or accessed, no refunds or cancellations will be granted.</text:p>
      <text:p text:style-name="P4"><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6T14:08:48.939986056</meta:creation-date>
    <dc:date>2025-08-06T15:27:08.538171795</dc:date>
    <meta:editing-duration>PT1H18M16S</meta:editing-duration>
    <meta:editing-cycles>7</meta:editing-cycles>
    <meta:generator>LibreOffice/24.2.7.2$Linux_X86_64 LibreOffice_project/420$Build-2</meta:generator>
    <meta:document-statistic meta:table-count="0" meta:image-count="0" meta:object-count="0" meta:page-count="5" meta:paragraph-count="67" meta:word-count="1365" meta:character-count="8757" meta:non-whitespace-character-count="7388"/>
  </office:meta>
</office:document-meta>
</file>